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3781737344815471604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>Tues 6/6/2017 <text:span text:style-name="T1">4 miles</text:span></text:p>
      <text:p text:style-name="P10">I ran 2 miles on a treadmill at 9:00/mile and went right into a ½ mile at various paces as fast as 7:19/mile. The ½ mile was in 4:09. <text:s/>Then I rested 6 minutes.</text:p>
      <text:p text:style-name="P10">I ran 2 x 0.2 miles with a 0.3 mile jog before each.</text:p>
      <text:p text:style-name="P10">The 0.2 mile runs were in 81 seconds or 6:45/mile.</text:p>
      <text:p text:style-name="P10">The 0.3 mile jogs were at 12:00/mile.</text:p>
      <text:p text:style-name="P10">I warmed down with a ½ mile in about 6:00. </text:p>
      <text:p text:style-name="P10"/>
      <text:p text:style-name="P10">Wed 6/7/2017 <text:span text:style-name="T1">no running</text:span></text:p>
      <text:p text:style-name="P9"/>
      <text:p text:style-name="P10">Thur 6/8/2017 <text:span text:style-name="T1">5 miles</text:span></text:p>
      <text:p text:style-name="P10">I ran 5 miles on a hilly course. <text:s/>Half was on roads and half was on grass. <text:s/></text:p>
      <text:p text:style-name="P10">The average pace was about 10:00/mile.</text:p>
      <text:p text:style-name="P10"/>
      <text:p text:style-name="P10">Fri 6/9/2017 <text:span text:style-name="T1">no running</text:span> </text:p>
      <text:p text:style-name="P10"/>
      <text:p text:style-name="P10"/>
      <text:p text:style-name="P9">23.5 miles in the last week </text:p>
      <text:p text:style-name="P10"/>
      <text:p text:style-name="P10"/>
      <text:p text:style-name="P10"/>
      <text:p text:style-name="P10"><text:soft-page-break/>Sat 6/10/2017 <text:span text:style-name="T1">6.5 miles</text:span></text:p>
      <text:p text:style-name="P10">I ran 3 miles twice on a hilly course. <text:s/>Total ascent along the 3 miles is 274 feet as measured on Google Earth. <text:s/>The ascent on the first ¼ mile is 92 feet. </text:p>
      <text:p text:style-name="P10">Warm up:</text:p>
      <text:p text:style-name="P10">I ran 3 miles in 29:20 or 9:46/mile. <text:s/>The first ¼ mile up hill was in 3:15. rested 6:00</text:p>
      <text:p text:style-name="P10">Run:</text:p>
      <text:p text:style-name="P10">I ran 3 miles in 25:33 or 8:31/mile. <text:s/>The first ¼ mile up hill was in 2:28.</text:p>
      <text:p text:style-name="P10">Warm down:</text:p>
      <text:p text:style-name="P10">¼ mile walk and ¼ mile jog </text:p>
      <text:p text:style-name="P10">It takes me about 3 miles to warm up before I can run fast.</text:p>
      <text:p text:style-name="P10"/>
      <text:p text:style-name="P10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10T12:13:11.77</dc:date>
    <dc:creator>James Lombardi</dc:creator>
    <meta:editing-duration>P1DT6H34M17S</meta:editing-duration>
    <meta:editing-cycles>234</meta:editing-cycles>
    <meta:document-statistic meta:table-count="0" meta:image-count="0" meta:object-count="0" meta:page-count="13" meta:paragraph-count="287" meta:word-count="3542" meta:character-count="17283"/>
  </office:meta>
</office:document-meta>
</file>